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Understanding and Designing Human Data Relations</text:p>
      <text:p text:style-name="Author">Alex Bowyer</text:p>
      <text:table-of-content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chapter-5"/>Living In A Data-Centric World<text:bookmark-end text:name="chapter-5"/></text:h>
      <text:p text:style-name="First_20_paragraph">[Target x words]</text:p>
      <text:h text:style-name="Heading_20_1" text:outline-level="1"><text:bookmark-start text:name="bibliography"/>Bibliography<text:bookmark-end text:name="bibliography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0.1</meta:generator>
    <dc:title>Understanding and Designing Human Data Relations</dc:title>
    <dc:description/>
    <dc:subject/>
    <meta:keyword/>
    <meta:initial-creator>Alex Bowyer</meta:initial-creator>
    <dc:creator>Alex Bowyer</dc:creator>
    <meta:creation-date>2021-03-18T16:53:45Z</meta:creation-date>
    <dc:date>2021-03-18T16:53:45Z</dc:date>
    <meta:user-defined meta:name="bibliography" meta:value-type="string">src/thesis.bib</meta:user-defined>
    <meta:user-defined meta:name="csl" meta:value-type="string">src/harvard-cite-them-right.csl</meta:user-defined>
    <meta:user-defined meta:name="css" meta:value-type="string"/>
    <meta:user-defined meta:name="download-button-format" meta:value-type="string">odt</meta:user-defined>
    <meta:user-defined meta:name="link-citations" meta:value-type="string">True</meta:user-defined>
    <meta:user-defined meta:name="thesis-source" meta:value-type="string">https://github.com/alexbfree/thesis</meta:user-defined>
    <meta:user-defined meta:name="website-build-formats" meta:value-type="string"/>
  </office:meta>
</office:document-meta>
</file>